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9c22" officeooo:paragraph-rsid="00159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b</meta:initial-creator>
    <meta:creation-date>2022-01-20T21:48:53.608501712</meta:creation-date>
    <meta:generator>LibreOffice/7.2.5.1$Linux_X86_64 LibreOffice_project/20$Build-1</meta:generator>
    <dc:date>2022-01-20T21:52:26.912075093</dc:date>
    <dc:creator>lb</dc:creator>
    <meta:editing-duration>PT3M3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